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f602" officeooo:paragraph-rsid="001f11cf"/>
    </style:style>
    <style:style style:name="P2" style:family="paragraph" style:parent-style-name="Standard">
      <style:text-properties officeooo:rsid="001f11cf" officeooo:paragraph-rsid="001f11cf"/>
    </style:style>
    <style:style style:name="P3" style:family="paragraph" style:parent-style-name="Standard">
      <style:text-properties officeooo:rsid="0023dc8f" officeooo:paragraph-rsid="0023dc8f"/>
    </style:style>
    <style:style style:name="P4" style:family="paragraph" style:parent-style-name="Standard">
      <style:text-properties officeooo:rsid="0023dc8f" officeooo:paragraph-rsid="002eb95a"/>
    </style:style>
    <style:style style:name="P5" style:family="paragraph" style:parent-style-name="Standard">
      <style:text-properties officeooo:rsid="00265600" officeooo:paragraph-rsid="00265600"/>
    </style:style>
    <style:style style:name="P6" style:family="paragraph" style:parent-style-name="Standard">
      <style:text-properties officeooo:rsid="00265600" officeooo:paragraph-rsid="00300adb"/>
    </style:style>
    <style:style style:name="P7" style:family="paragraph" style:parent-style-name="Standard">
      <style:text-properties officeooo:rsid="00265600" officeooo:paragraph-rsid="0020f20f"/>
    </style:style>
    <style:style style:name="P8" style:family="paragraph" style:parent-style-name="Standard">
      <style:text-properties officeooo:rsid="002b0191" officeooo:paragraph-rsid="002b0191"/>
    </style:style>
    <style:style style:name="P9" style:family="paragraph" style:parent-style-name="Standard">
      <style:text-properties officeooo:rsid="002b9365" officeooo:paragraph-rsid="002b9365"/>
    </style:style>
    <style:style style:name="P10" style:family="paragraph" style:parent-style-name="Standard">
      <style:text-properties officeooo:paragraph-rsid="002b9365"/>
    </style:style>
    <style:style style:name="P11" style:family="paragraph" style:parent-style-name="Standard">
      <style:text-properties officeooo:paragraph-rsid="002d6dd6"/>
    </style:style>
    <style:style style:name="P12" style:family="paragraph" style:parent-style-name="Standard">
      <style:text-properties officeooo:paragraph-rsid="00300adb"/>
    </style:style>
    <style:style style:name="P13" style:family="paragraph" style:parent-style-name="Standard">
      <style:text-properties officeooo:rsid="00300adb" officeooo:paragraph-rsid="00300adb"/>
    </style:style>
    <style:style style:name="P14" style:family="paragraph" style:parent-style-name="Standard">
      <style:text-properties officeooo:rsid="0033b1e2" officeooo:paragraph-rsid="0033b1e2"/>
    </style:style>
    <style:style style:name="P15" style:family="paragraph" style:parent-style-name="Standard">
      <style:text-properties officeooo:rsid="003547f7" officeooo:paragraph-rsid="003547f7"/>
    </style:style>
    <style:style style:name="P16" style:family="paragraph" style:parent-style-name="Standard">
      <style:text-properties officeooo:rsid="00383487" officeooo:paragraph-rsid="00383487"/>
    </style:style>
    <style:style style:name="P17" style:family="paragraph" style:parent-style-name="Standard">
      <style:text-properties officeooo:rsid="003ae67b" officeooo:paragraph-rsid="003ae67b"/>
    </style:style>
    <style:style style:name="P18" style:family="paragraph" style:parent-style-name="Standard">
      <style:text-properties fo:font-weight="bold" officeooo:rsid="003547f7" officeooo:paragraph-rsid="003547f7" style:font-weight-asian="bold" style:font-weight-complex="bold"/>
    </style:style>
    <style:style style:name="P19" style:family="paragraph" style:parent-style-name="Standard">
      <style:text-properties fo:font-weight="bold" officeooo:rsid="00383487" officeooo:paragraph-rsid="00383487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3f42dd" officeooo:paragraph-rsid="003f42dd" style:font-size-asian="20pt" style:font-weight-asian="bold" style:font-size-complex="20pt" style:font-weight-complex="bold"/>
    </style:style>
    <style:style style:name="P21" style:family="paragraph" style:parent-style-name="Standard">
      <style:text-properties fo:font-size="16pt" style:text-underline-style="none" fo:font-weight="bold" officeooo:rsid="003f42dd" officeooo:paragraph-rsid="003f42dd" style:font-size-asian="16pt" style:font-weight-asian="bold" style:font-size-complex="16pt" style:font-weight-complex="bold"/>
    </style:style>
    <style:style style:name="P22" style:family="paragraph" style:parent-style-name="Standard">
      <style:text-properties officeooo:rsid="002b0191" officeooo:paragraph-rsid="002b0191"/>
    </style:style>
    <style:style style:name="P23" style:family="paragraph" style:parent-style-name="Standard">
      <style:text-properties fo:font-size="16pt" style:text-underline-style="none" fo:font-weight="bold" officeooo:rsid="003f42dd" officeooo:paragraph-rsid="003f42dd" style:font-size-asian="16pt" style:font-weight-asian="bold" style:font-size-complex="16pt" style:font-weight-complex="bold"/>
    </style:style>
    <style:style style:name="P24" style:family="paragraph" style:parent-style-name="Standard">
      <style:text-properties fo:color="#ce181e" fo:font-size="12pt" style:text-underline-style="none" fo:font-weight="bold" officeooo:rsid="00407432" officeooo:paragraph-rsid="00407432" style:font-size-asian="12pt" style:font-weight-asian="bold" style:font-size-complex="12pt" style:font-weight-complex="bold"/>
    </style:style>
    <style:style style:name="P25" style:family="paragraph" style:parent-style-name="Standard">
      <style:text-properties officeooo:rsid="003ae67b" officeooo:paragraph-rsid="0040be29"/>
    </style:style>
    <style:style style:name="T1" style:family="text">
      <style:text-properties officeooo:rsid="0024589b"/>
    </style:style>
    <style:style style:name="T2" style:family="text">
      <style:text-properties officeooo:rsid="002b9365"/>
    </style:style>
    <style:style style:name="T3" style:family="text">
      <style:text-properties style:font-name="Liberation Serif" officeooo:rsid="002b9365"/>
    </style:style>
    <style:style style:name="T4" style:family="text">
      <style:text-properties style:font-name="Liberation Serif" officeooo:rsid="002d6dd6"/>
    </style:style>
    <style:style style:name="T5" style:family="text">
      <style:text-properties style:font-name="Liberation Serif" officeooo:rsid="002eb95a"/>
    </style:style>
    <style:style style:name="T6" style:family="text">
      <style:text-properties style:font-name="Liberation Serif" officeooo:rsid="00265600"/>
    </style:style>
    <style:style style:name="T7" style:family="text">
      <style:text-properties style:font-name="Liberation Serif" officeooo:rsid="0023dc8f"/>
    </style:style>
    <style:style style:name="T8" style:family="text">
      <style:text-properties style:font-name="Liberation Serif" officeooo:rsid="00300adb"/>
    </style:style>
    <style:style style:name="T9" style:family="text">
      <style:text-properties officeooo:rsid="00300adb"/>
    </style:style>
    <style:style style:name="T10" style:family="text">
      <style:text-properties fo:color="#000000" style:font-name="Liberation Serif" style:text-underline-style="none" officeooo:rsid="001ef602"/>
    </style:style>
    <style:style style:name="T11" style:family="text">
      <style:text-properties fo:color="#000000" style:text-underline-style="none"/>
    </style:style>
    <style:style style:name="T12" style:family="text">
      <style:text-properties officeooo:rsid="0033b1e2"/>
    </style:style>
    <style:style style:name="T13" style:family="text">
      <style:text-properties officeooo:rsid="0034e212"/>
    </style:style>
    <style:style style:name="T14" style:family="text">
      <style:text-properties officeooo:rsid="00363f57"/>
    </style:style>
    <style:style style:name="T15" style:family="text">
      <style:text-properties officeooo:rsid="00390f42"/>
    </style:style>
    <style:style style:name="T16" style:family="text">
      <style:text-properties officeooo:rsid="003c9055"/>
    </style:style>
    <style:style style:name="T17" style:family="text">
      <style:text-properties officeooo:rsid="003de199"/>
    </style:style>
    <style:style style:name="T18" style:family="text">
      <style:text-properties officeooo:rsid="00408c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oftware Guide</text:p>
      <text:p text:style-name="P8"/>
      <text:p text:style-name="P21"/>
      <text:p text:style-name="P21"/>
      <text:p text:style-name="P21">Installations Guide</text:p>
      <text:p text:style-name="P8"/>
      <text:p text:style-name="P8"><text:span text:style-name="T2">1. </text:span>Installiere d<text:span text:style-name="T2">as OS</text:span> Ubuntu <text:span text:style-name="T2">18.04</text:span> Bionic Beaver <text:span text:style-name="T2">LTS</text:span></text:p>
      <text:p text:style-name="P8"><text:span text:style-name="T2">2. </text:span>Installiere ROS-Melodic-<text:span text:style-name="T2">Desktop-Full</text:span> nach dieser Anleitung:</text:p>
      <text:p text:style-name="P8"/>
      <text:p text:style-name="P8"><text:tab/>http://wiki.ros.org/melodic/Installation/Ubuntu</text:p>
      <text:p text:style-name="P1"/>
      <text:p text:style-name="P9">3. Installiere folgende ROS-Pakete</text:p>
      <text:p text:style-name="P9"/>
      <text:p text:style-name="P10"><text:span text:style-name="T2"><text:tab/></text:span><text:span text:style-name="T3">sudo apt-get install </text:span><text:span text:style-name="Source_20_Text"><text:span text:style-name="T4">ros-melodic-gazebo-ros-pkgs</text:span></text:span></text:p>
      <text:p text:style-name="P11"><text:span text:style-name="Source_20_Text"><text:span text:style-name="T3"><text:tab/>sudo apt-get install </text:span></text:span><text:span text:style-name="Source_20_Text"><text:span text:style-name="T4">ros-melodic-gazebo-ros</text:span></text:span></text:p>
      <text:p text:style-name="P11"><text:span text:style-name="Source_20_Text"><text:span text:style-name="T3"><text:tab/>sudo apt-get install </text:span></text:span><text:span text:style-name="Source_20_Text"><text:span text:style-name="T4">ros-melodic-gazebo-msgs</text:span></text:span></text:p>
      <text:p text:style-name="P11"><text:span text:style-name="Source_20_Text"><text:span text:style-name="T3"><text:tab/>sudo apt-get install </text:span></text:span><text:span text:style-name="Source_20_Text"><text:span text:style-name="T4">ros-melodic-gazebo-ros-plugins</text:span></text:span></text:p>
      <text:p text:style-name="P11"><text:span text:style-name="Source_20_Text"><text:span text:style-name="T3"><text:tab/>sudo apt-get install </text:span></text:span><text:span text:style-name="Source_20_Text"><text:span text:style-name="T4">ros-melodic-gazebo-ros-control</text:span></text:span></text:p>
      <text:p text:style-name="P11"><text:span text:style-name="Source_20_Text"><text:span text:style-name="T4"/></text:span></text:p>
      <text:p text:style-name="P4"><text:span text:style-name="Source_20_Text"><text:span text:style-name="T7"><text:tab/>sudo apt-get install ros-melodic-ackermann-msgs</text:span></text:span></text:p>
      <text:p text:style-name="P4"><text:span text:style-name="Source_20_Text"><text:span text:style-name="T7"><text:tab/>sudo apt-get install ros-melodic-ros-control</text:span></text:span></text:p>
      <text:p text:style-name="P11"><text:span text:style-name="Source_20_Text"><text:span text:style-name="T4"><text:tab/></text:span></text:span><text:span text:style-name="Source_20_Text"><text:span text:style-name="T5">sudo apt-get install ros-melodic-effort-controllers</text:span></text:span></text:p>
      <text:p text:style-name="P11"><text:span text:style-name="Source_20_Text"><text:span text:style-name="T5"><text:tab/>sudo apt-get install ros-melodic-joint-state-controller</text:span></text:span></text:p>
      <text:p text:style-name="P11"><text:span text:style-name="Source_20_Text"><text:span text:style-name="T5"/></text:span></text:p>
      <text:p text:style-name="P4"><text:tab/><text:span text:style-name="Source_20_Text"><text:span text:style-name="T6">sudo apt-get install ros-melodic-joy</text:span></text:span></text:p>
      <text:p text:style-name="P4"/>
      <text:p text:style-name="P6"><text:span text:style-name="Source_20_Text"><text:span text:style-name="T8">4. Installiere die Qt-Entwicklungsumgebung mit dem ROS-Plugin:</text:span></text:span></text:p>
      <text:p text:style-name="P10"><text:span text:style-name="Source_20_Text"><text:tab/></text:span></text:p>
      <text:p text:style-name="P12"><text:span text:style-name="Source_20_Text"><text:tab/></text:span><text:a xlink:type="simple" xlink:href="https://ros-qtc-plugin.readthedocs.io/en/latest/_source/How-to-Install-Users.html" text:style-name="Internet_20_link" text:visited-style-name="Visited_20_Internet_20_Link"><text:span text:style-name="Source_20_Text"><text:span text:style-name="T10">https://ros-qtc-plugin.readthedocs.io/en/latest/_source/How-to-Install-Users.html</text:span></text:span></text:a></text:p>
      <text:p text:style-name="P1"/>
      <text:p text:style-name="P13">5. Installiere das Anaconda Framework Python 3.7;</text:p>
      <text:p text:style-name="P13"/>
      <text:p text:style-name="P13"><text:tab/><text:a xlink:type="simple" xlink:href="https://www.anaconda.com/distribution/" text:style-name="Internet_20_link" text:visited-style-name="Visited_20_Internet_20_Link"><text:span text:style-name="T11">https://www.anaconda.com/distribution/</text:span></text:a></text:p>
      <text:p text:style-name="P13"/>
      <text:p text:style-name="P13">6. Erzeuge eine gekapselte Anaconda Umgebung mit Python 2.7<text:line-break/> <text:s text:c="2"/>(Wird benötigt da die ROS-Node ackermann-vehicle-drive Python 2.7 Abhängigkeiten har)</text:p>
      <text:p text:style-name="P13"/>
      <text:p text:style-name="P13"><text:s text:c="4"/><text:span text:style-name="T1">conda create -n ros_python python=2.7 anaconda</text:span></text:p>
      <text:p text:style-name="P13"/>
      <text:p text:style-name="P13">7. Wechsle in die erzeugte Anaconda Umgebung und installiere die Python Library rospkg</text:p>
      <text:p text:style-name="P13"><text:tab/></text:p>
      <text:p text:style-name="P13"><text:tab/>conda activate python_ros<text:tab/></text:p>
      <text:p text:style-name="P2"><text:tab/><text:span text:style-name="T9">pip install rospkg</text:span></text:p>
      <text:p text:style-name="P2"/>
      <text:p text:style-name="P14">8. Kopiere das ROS-Workspace ros_ws an eine beliebige Stelle</text:p>
      <text:p text:style-name="P14">9. Führe folgenden Befehl im Ordner row_ws aus um den Code zu kompilieren:</text:p>
      <text:p text:style-name="P14"/>
      <text:p text:style-name="P14"><text:tab/>catkin_make</text:p>
      <text:p text:style-name="P14"/>
      <text:p text:style-name="P14"/>
      <text:p text:style-name="P14"/>
      <text:p text:style-name="P14"><text:soft-page-break/>10. Passe den Pfad zur Datei conda.sh in der Datei start_carolo_base_track_simulation_and </text:p>
      <text:p text:style-name="P14"><text:s text:c="7"/>-_control.sh an.</text:p>
      <text:p text:style-name="P14"/>
      <text:p text:style-name="P14">11. Passe den Pfad zur Datei conda.sh in der Datei start_carolo_base_track_simulation_and </text:p>
      <text:p text:style-name="P14"><text:s text:c="7"/>-_control.sh an.</text:p>
      <text:p text:style-name="P14"/>
      <text:p text:style-name="P14">12. Führe den Befehl source devel/setup.bash in ros_ws aus um <text:span text:style-name="T13">das Workspace für ROS sichtbar zu</text:span></text:p>
      <text:p text:style-name="P14"><text:s text:c="7"/><text:span text:style-name="T13">machen. Oder kopiere den kompletten Pfad in die ~/.bashrc um nicht bei jedem neuen Öffnen </text:span></text:p>
      <text:p text:style-name="P14"><text:s text:c="7"/><text:span text:style-name="T13">einer Shell den Befehl ausführen zu müssen.</text:span></text:p>
      <text:p text:style-name="P14"/>
      <text:p text:style-name="P14"/>
      <text:p text:style-name="P14"/>
      <text:p text:style-name="P21">Start Guide</text:p>
      <text:p text:style-name="P21"/>
      <text:p text:style-name="P24">ACHTUNG! <text:s/><text:line-break/>Die Qualität des Renderings der Simulation is von der verfügbaren Hardware und deren Treibern abhängig.<text:line-break/>Zwischen dem Ubuntu Nouveau Treiber und dem Nvidia 418 Treiber konnten starke Helligkeitsunterschiede <text:span text:style-name="T18">in Graustufen </text:span>beobachtet werden.<text:line-break/></text:p>
      <text:p text:style-name="P24">Max Pixelwert:</text:p>
      <text:p text:style-name="P24">Nouveau = 170;</text:p>
      <text:p text:style-name="P24">Nvidia <text:s text:c="4"/>= 255;</text:p>
      <text:p text:style-name="P24"/>
      <text:p text:style-name="P24">Dies beeinflusst die Schwellwerte der Linienerkennung.<text:line-break/><text:span text:style-name="T18">Somit müssen entweder Schwellwerte oder die Treiber entsprechend angepasst werden.</text:span></text:p>
      <text:p text:style-name="P21"/>
      <text:p text:style-name="P18">Starten der manuell steuerbaren Roboter-Simulation:</text:p>
      <text:p text:style-name="P15"/>
      <text:p text:style-name="P15"><text:span text:style-name="T14"><text:tab/>a</text:span>. Schließe einen Joystick Controller über USB an den Laptop oder PC an.</text:p>
      <text:p text:style-name="P15"/>
      <text:p text:style-name="P15"><text:span text:style-name="T14"><text:tab/>b</text:span>. Führe das Shell-Skript in ros_ws aus:</text:p>
      <text:p text:style-name="P15"><text:s/></text:p>
      <text:p text:style-name="P15"><text:tab/><text:tab/>sh <text:s/><text:span text:style-name="T12">start_carolo_base_track_simulation_and_control.sh</text:span></text:p>
      <text:p text:style-name="P15"/>
      <text:p text:style-name="P15"/>
      <text:p text:style-name="P15"/>
      <text:p text:style-name="P19">Starten von ROS-Nodes mit Qt und <text:span text:style-name="T15">ermöglichen von</text:span> Debugging:</text:p>
      <text:p text:style-name="P16"/>
      <text:p text:style-name="P16"><text:tab/>a. Öffne die Qtcreator IDE</text:p>
      <text:p text:style-name="P16"><text:tab/>b. Wähle Open Project aus</text:p>
      <text:p text:style-name="P16"><text:tab/>c. Wechsle in den Ordner ros_ws und öffne die Datei ros_ws.workspace</text:p>
      <text:p text:style-name="P17"><text:tab/>d. Wähle Links im Tab Projects aus</text:p>
      <text:p text:style-name="P17"><text:tab/>e. Stelle unter Build &amp; Run in Build folgendes ein:</text:p>
      <text:p text:style-name="P17"><text:tab/></text:p>
      <text:p text:style-name="P17"><text:tab/><text:tab/>Edit build configuration: Debug</text:p>
      <text:p text:style-name="P17"><text:tab/><text:tab/>Build System: CatkinMake</text:p>
      <text:p text:style-name="P17"><text:tab/><text:tab/>Build Type: Debug </text:p>
      <text:p text:style-name="P16"/>
      <text:p text:style-name="P25"><text:tab/></text:p>
      <text:p text:style-name="P25"/>
      <text:p text:style-name="P25"><text:soft-page-break/><text:tab/>f. Stelle unter Build &amp; Run in Run folgendes ein:</text:p>
      <text:p text:style-name="P17"/>
      <text:p text:style-name="P17"><text:tab/><text:tab/>Add: ROS Run Configuration</text:p>
      <text:p text:style-name="P17"><text:tab/><text:tab/>Add Run Step: ROS Attach To Node Step<text:tab/></text:p>
      <text:p text:style-name="P17"><text:tab/><text:tab/><text:tab/><text:span text:style-name="T16">Package: track_lines</text:span></text:p>
      <text:p text:style-name="P17"><text:tab/><text:tab/><text:tab/><text:span text:style-name="T16">Target: <text:s text:c="3"/>track</text:span></text:p>
      <text:p text:style-name="P17"><text:tab/><text:tab/><text:span text:style-name="T16">Add Run Step: ROS Run Step</text:span></text:p>
      <text:p text:style-name="P17"><text:tab/><text:tab/><text:tab/><text:span text:style-name="T16">Package: track_lines</text:span></text:p>
      <text:p text:style-name="P17"><text:tab/><text:tab/><text:tab/><text:span text:style-name="T16">Target: <text:s text:c="3"/>track</text:span></text:p>
      <text:p text:style-name="P17"><text:tab/></text:p>
      <text:p text:style-name="P17"><text:tab/><text:span text:style-name="T17">g. Nun Kann der Code durch Auswahl unten links im Tab gestartet werden</text:span></text:p>
      <text:p text:style-name="P2"/>
      <text:p text:style-name="P2"/>
      <text:p text:style-name="P7"/>
      <text:p text:style-name="P5"/>
      <text:p text:style-name="P5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8:57:27.828038120</meta:creation-date>
    <dc:date>2019-10-30T14:49:54.712340408</dc:date>
    <meta:editing-duration>PT2H54M53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3" meta:paragraph-count="69" meta:word-count="403" meta:character-count="3202" meta:non-whitespace-character-count="2750"/>
  </office:meta>
</office:document-meta>
</file>